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top="5.00pt" fo:margin-bottom="5.00p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IUT d'Orsay</text:span></text:p>
      <text:p text:style-name="P1"><text:span text:style-name="T1">AS - BD</text:span></text:p>
      <text:p text:style-name="P1"><text:span text:style-name="T2"/></text:p>
      <text:p text:style-name="P1"><text:span text:style-name="T2"/></text:p>
      <text:p text:style-name="P1"><text:span text:style-name="T3">TP 1 : prise en main des outils...</text:span></text:p>
      <text:p text:style-name="P1"><text:span text:style-name="T4"/></text:p>
      <text:p text:style-name="P1"><text:span text:style-name="T5">Se logguer sur la plateforme<text:s/></text:span><text:a xlink:href="http://durge.iut-orsay.u-psud.fr/dokeos/"><text:span text:style-name="T7">https://ido.iut-orsay.fr/</text:span></text:a><text:span text:style-name="T8"/></text:p>
      <text:p text:style-name="P1"><text:span text:style-name="T9">Dans le cours BD AS, on trouvera des détails et les fichiers nécessaires.</text:span></text:p>
      <text:p text:style-name="P1"><text:span text:style-name="T10"/></text:p>
      <text:list text:style-name="L2">
        <text:list-item>
          <text:p text:style-name="P2"><text:span text:style-name="T11">Utilisation d'un Tableur...</text:span></text:p>
        </text:list-item>
      </text:list>
      <text:p text:style-name="P3"><text:span text:style-name="T12"/></text:p>
      <text:p text:style-name="P3"><text:span text:style-name="T13">On récupère le fichier (codé en UTF-8) . On s'arrange pour qu'il apparaisse avec les colonnes.</text:span></text:p>
      <text:p text:style-name="P3"><text:span text:style-name="T14"/></text:p>
      <text:p text:style-name="P3"><text:span text:style-name="T14"/></text:p>
      <text:p text:style-name="P3"><text:span text:style-name="T15">Utilisation des Filtres :</text:span></text:p>
      <text:p text:style-name="P3"><text:span text:style-name="T15">Dans LibreOffice : Cliquez dans le menu sur<text:s/></text:span><text:span text:style-name="T16">Données,<text:s/></text:span><text:span text:style-name="T17">et puis<text:s/></text:span><text:span text:style-name="T18"><text:s/>Filtre / Filtre standard</text:span></text:p>
      <text:p text:style-name="P3"><text:span text:style-name="T19"/></text:p>
      <text:p text:style-name="P3"><text:span text:style-name="T20">Une boite de dialogue apparaît pour choisir ces conditions.</text:span></text:p>
      <text:p text:style-name="P3"><text:span text:style-name="T20">Pour supprimer le filtre, on ira sur données, Filtre Supprimer le filtre</text:span></text:p>
      <text:p text:style-name="P3"><text:span text:style-name="T21"/></text:p>
      <text:p text:style-name="P3"><text:span text:style-name="T21"/></text:p>
      <text:p text:style-name="P3"><text:span text:style-name="T22">Répondre aux questions directement sur ce document, et le soumettre sur le site dans la zone travaux :</text:span></text:p>
      <text:p text:style-name="P4"><text:span text:style-name="T22">Partie 1</text:span></text:p>
      <text:p text:style-name="P5"><text:span text:style-name="T23"/></text:p>
      <text:p text:style-name="P5"><text:span text:style-name="T24">Combien y a t-il d'étudiants qui ont la moyenne au S1 ? 20</text:span></text:p>
      <text:p text:style-name="P5"><text:span text:style-name="T24">Quel était votre filtre ? Moy S1<text:s/></text:span><text:span text:style-name="T25">≥</text:span><text:span text:style-name="T26"><text:s/>10</text:span></text:p>
      <text:p text:style-name="P5"><text:span text:style-name="T27"/></text:p>
      <text:p text:style-name="P5"><text:span text:style-name="T28">Combien y a t-il d'étudiants qui ont la moyenne au S2 ? 16</text:span></text:p>
      <text:p text:style-name="P5"><text:span text:style-name="T28">Quel était votre filtre ? MoyS2<text:s/></text:span><text:span text:style-name="T29">≥</text:span><text:span text:style-name="T30"><text:s/>10</text:span></text:p>
      <text:p text:style-name="P5"><text:span text:style-name="T31"/></text:p>
      <text:p text:style-name="P5"><text:span text:style-name="T32">Combien y a t-il d'étudiants qui ont la moyenne au deux semestres ? 13</text:span></text:p>
      <text:p text:style-name="P5"><text:span text:style-name="T32">(Filtre) Moy S1<text:s/></text:span><text:span text:style-name="T33">≥</text:span><text:span text:style-name="T34"><text:s/>10 ET MoyS2<text:s/></text:span><text:span text:style-name="T35">≥</text:span><text:span text:style-name="T36"><text:s/>10</text:span></text:p>
      <text:p text:style-name="P5"><text:span text:style-name="T37"/></text:p>
      <text:p text:style-name="P5"><text:span text:style-name="T38">Combien y a t-il d'étudiants qui ont la moyenne à au moins un semestre ? 24</text:span></text:p>
      <text:p text:style-name="P5"><text:span text:style-name="T38">(Filtre) Moy S1<text:s/></text:span><text:span text:style-name="T39">≥</text:span><text:span text:style-name="T40"><text:s/>10 OU MoyS2<text:s/></text:span><text:span text:style-name="T41">≥</text:span><text:span text:style-name="T42"><text:s/>10</text:span></text:p>
      <text:p text:style-name="P5"><text:span text:style-name="T43"/></text:p>
      <text:p text:style-name="P5"><text:span text:style-name="T44">Combien y a t-il d'étudiants qui ont la moyenne à aucun semestre ? 1</text:span></text:p>
      <text:p text:style-name="P5"><text:span text:style-name="T44">(Filtre) MoyS1 &lt; 10 ET MoyS2 &lt;10</text:span></text:p>
      <text:p text:style-name="P5"><text:span text:style-name="T45"/></text:p>
      <text:p text:style-name="P5"><text:span text:style-name="T45"/></text:p>
      <text:p text:style-name="P5"><text:span text:style-name="T46">Combien d'étudiants du TP111 ont eu la moyenne à aucun semestre ?</text:span></text:p>
      <text:p text:style-name="P5"><text:span text:style-name="T46">(Filtre) MoyS1 &lt; 10 ET MoyS2 &lt;10 ET TP =111</text:span></text:p>
      <text:p text:style-name="P5"><text:span text:style-name="T47"/></text:p>
      <text:p text:style-name="P5"><text:span text:style-name="T48">Peut-on mettre un nom dans une colonne de nombre ?</text:span></text:p>
      <text:p text:style-name="P5"><text:span text:style-name="T48">Oui</text:span></text:p>
      <text:p text:style-name="P5"><text:span text:style-name="T48">Si on met 12.2 13,4 dans la colonne moyenne que se passe t-il ?</text:span></text:p>
      <text:p text:style-name="P5"><text:span text:style-name="T48">Ceci est considéré comme du texte.</text:span></text:p>
      <text:p text:style-name="P5"><text:span text:style-name="T48">Comment garantir que dans une colonne toutes les valeurs sont uniques ?</text:span></text:p>
      <text:p text:style-name="P5"><text:span text:style-name="T48">Non ce n'est pas prévu, il faut nécessairement programmer un bout de code.</text:span></text:p>
      <text:p text:style-name="P5"><text:span text:style-name="T49"/></text:p>
      <text:p text:style-name="P6"><text:span text:style-name="T50">Partie 2 : Passage sous Mysql</text:span></text:p>
      <text:p text:style-name="P7"><text:span text:style-name="T51"/></text:p>
      <text:p text:style-name="P7"><text:span text:style-name="T52">On clique dans les icônes en bas à droite (à côté de l'heure) sur celle de easyPhp (un petit e)</text:span></text:p>
      <text:p text:style-name="P7"><text:span text:style-name="T52">puis une page de navigateur s'ouvre...</text:span></text:p>
      <text:p text:style-name="P7"><text:span text:style-name="T52">on clique alors sur </text:span></text:p>
      <text:p text:style-name="P7"><text:a xlink:href="http://127.0.0.1:8888/home/mysql"><text:span text:style-name="T54">Administrer MySQL avec PhpMyAdmin</text:span></text:a><text:span text:style-name="T55"><text:s/></text:span></text:p>
      <text:p text:style-name="P7"><text:span text:style-name="T56"/></text:p>
      <text:p text:style-name="P7"><text:span text:style-name="T57">puis on crée la base TP1 (on met le nom, puis on clique sur créer).</text:span></text:p>
      <text:p text:style-name="P7"><text:span text:style-name="T57">Note : en haut on voit les ordre SQL s'inscrire (c'est aussi une façon d'apprendre SQL).</text:span></text:p>
      <text:p text:style-name="P8"><text:span text:style-name="T57">Quel était l'ordre SQL pour créer la base :<text:s/></text:span><text:span text:style-name="T58">CREATE DATABASE `TP1` DEFAULT CHARACTER SET utf8 COLLATE utf8_bin;</text:span><text:span text:style-name="T59"/></text:p>
      <text:p text:style-name="P9"><text:span text:style-name="T60"/></text:p>
      <text:p text:style-name="P9"><text:span text:style-name="T61">On crée alors la table nommée JURY...</text:span></text:p>
      <text:p text:style-name="P9"><text:span text:style-name="T62"/></text:p>
      <text:p text:style-name="P9"><text:span text:style-name="T63">On pourra utiliser Copier / Coller...</text:span></text:p>
      <text:p text:style-name="P9"><text:span text:style-name="T63">On ne mettra à jour que le nom de la colonne et le type</text:span></text:p>
      <text:p text:style-name="P9"><text:span text:style-name="T63">SQL : </text:span></text:p>
      <text:p text:style-name="P9"><text:span text:style-name="T63"/></text:p>
      <text:p text:style-name="P9"><text:span text:style-name="T63">CREATE TABLE jury (</text:span></text:p>
      <text:p text:style-name="P9"><text:span text:style-name="T63">numero INTEGER PRIMARY KEY,</text:span></text:p>
      <text:p text:style-name="P9"><text:span text:style-name="T63">nom VARCHAR(40),</text:span></text:p>
      <text:p text:style-name="P9"><text:span text:style-name="T63">prenom VARCHAR(40),</text:span></text:p>
      <text:p text:style-name="P9"><text:span text:style-name="T63">moyS1 NUMERIC(4,2),</text:span></text:p>
      <text:p text:style-name="P9"><text:span text:style-name="T63">moyS2 NUMERIC(4,2),</text:span></text:p>
      <text:p text:style-name="P9"><text:span text:style-name="T63">TP INTEGER,</text:span></text:p>
      <text:p text:style-name="P9"><text:span text:style-name="T63">Responsable VARCHAR(40),</text:span></text:p>
      <text:p text:style-name="P9"><text:span text:style-name="T63">Delegue VARCHAR(40),</text:span></text:p>
      <text:p text:style-name="P9"><text:span text:style-name="T63">Entreprise VARCHAR(40),</text:span></text:p>
      <text:p text:style-name="P9"><text:span text:style-name="T63">Lieu VARCHAR(40))</text:span></text:p>
      <text:p text:style-name="P9"><text:span text:style-name="T64"/></text:p>
      <text:p text:style-name="P9"><text:span text:style-name="T64"/></text:p>
      <text:p text:style-name="P9"><text:span text:style-name="T65">Ajouter la clef primaire qui vous semble la plus appropriée </text:span></text:p>
      <text:p text:style-name="P9"><text:span text:style-name="T65">(Regarder dans action en passant au dessus avec la souris)</text:span></text:p>
      <text:p text:style-name="P9"><text:span text:style-name="T65">SQL : Je n'ai pas compris ce que vous avez demandé dans la paranthèse. J'ai ajouté la clef primaire précedemment donc j'ai "sauté" la question.</text:span></text:p>
      <text:p text:style-name="P9"><text:span text:style-name="T66"/></text:p>
      <text:p text:style-name="P9"><text:span text:style-name="T67">Pour insérer les données on pourra copier /coller à partir de l'onglet Insérer</text:span></text:p>
      <text:p text:style-name="P9"><text:span text:style-name="T67">mais comme cela prend un peu de temps, on utilisera importer en csv... on pourra faire plusieurs essais et vider...</text:span></text:p>
      <text:p text:style-name="P9"><text:span text:style-name="T67"/></text:p>
      <text:p text:style-name="P9"><text:span text:style-name="T68">INSERT INTO jury VALUES (101, 'Cevite', 'Sakura','11.5','9.8','111','Illouz','Rey','ABC','Orsay')</text:span></text:p>
      <text:p text:style-name="P9"><text:span text:style-name="T69"/></text:p>
      <text:p text:style-name="P9"><text:span text:style-name="T69">Qu'arrive-t-il à la première ligne de nom d'attribut ? Je n'ai pas compris cette question</text:span></text:p>
      <text:p text:style-name="P9"><text:span text:style-name="T69">Que proposez vous ?</text:span></text:p>
      <text:p text:style-name="P9"><text:span text:style-name="T69"/></text:p>
      <text:p text:style-name="P9"><text:span text:style-name="T70"/></text:p>
      <text:p text:style-name="P9"><text:span text:style-name="T71">Interrogation de la base </text:span></text:p>
      <text:p text:style-name="P9"><text:span text:style-name="T71">Reprendre les question précédentes et les écrire en SQL... (on utilisera l'onglet SQL)</text:span></text:p>
      <text:p text:style-name="P9"><text:span text:style-name="T72"/></text:p>
      <text:p text:style-name="P9"><text:span text:style-name="T72"/></text:p>
      <text:p text:style-name="P9"><text:span text:style-name="T73">Donner les noms d'étudiants qui ont la moyenne au S1 ? </text:span></text:p>
      <text:p text:style-name="P9"><text:span text:style-name="T73">SQL : SELECT nom FROM jury WHERE MoyS1&gt;=10</text:span></text:p>
      <text:p text:style-name="P9"><text:span text:style-name="T74"/></text:p>
      <text:p text:style-name="P9"><text:span text:style-name="T75">Donner les noms d'étudiants qui ont la moyenne au S2 ? </text:span></text:p>
      <text:p text:style-name="P9"><text:span text:style-name="T75">SQL : SELECT nom FROM jury WHERE MoyS2&gt;=10</text:span></text:p>
      <text:p text:style-name="P9"><text:span text:style-name="T76"/></text:p>
      <text:p text:style-name="P9"><text:span text:style-name="T77">Donner les noms<text:s text:c="2"/>d'étudiants qui ont la moyenne au deux semestres ?</text:span></text:p>
      <text:p text:style-name="P9"><text:span text:style-name="T77">SQL : SELECT nom FROM jury WHERE MoyS2&gt;=10 AND MoyS1&gt;=10</text:span></text:p>
      <text:p text:style-name="P9"><text:span text:style-name="T78"/></text:p>
      <text:p text:style-name="P9"><text:span text:style-name="T79">Donner les noms<text:s text:c="2"/>d'étudiants qui ont la moyenne à au moins un semestre ?</text:span></text:p>
      <text:p text:style-name="P9"><text:span text:style-name="T79">SQL : SELECT nom FROM jury WHERE MoyS2&gt;=10 OR MoyS1&gt;=10</text:span></text:p>
      <text:p text:style-name="P9"><text:span text:style-name="T80"/></text:p>
      <text:p text:style-name="P9"><text:span text:style-name="T81">Donner les noms<text:s text:c="2"/>d'étudiants qui ont la moyenne à aucun semestre ?</text:span></text:p>
      <text:p text:style-name="P9"><text:span text:style-name="T81">SQL : SELECT nom FROM jury WHERE MoyS2&lt;10 AND MoyS1&lt;10</text:span></text:p>
      <text:p text:style-name="P9"><text:span text:style-name="T82"/></text:p>
      <text:p text:style-name="P9"><text:span text:style-name="T82"/></text:p>
      <text:p text:style-name="P9"><text:span text:style-name="T83">Donner les prénoms<text:s text:c="2"/>d'étudiants du TP111 ont eu la moyenne à aucun semestre ?</text:span></text:p>
      <text:p text:style-name="P9"><text:span text:style-name="T83">SQL : SELECT nom FROM jury WHERE TP=111 AND (MoyS2&lt;10 AND MoyS1&lt;10)</text:span></text:p>
      <text:p text:style-name="P9"><text:span text:style-name="T84"/></text:p>
      <text:p text:style-name="P9"><text:span text:style-name="T85"/></text:p>
      <text:p text:style-name="P9"><text:span text:style-name="T85">Questions supplémentaires</text:span></text:p>
      <text:p text:style-name="P9"><text:span text:style-name="T86"/></text:p>
      <text:p text:style-name="P9"><text:span text:style-name="T87">Donner la liste des noms des Délégué</text:span></text:p>
      <text:p text:style-name="P9"><text:span text:style-name="T87">SQL : SELECT delegue FROM jury</text:span></text:p>
      <text:p text:style-name="P9"><text:span text:style-name="T88"/></text:p>
      <text:p text:style-name="P9"><text:span text:style-name="T89">Donner le résultat avec ou sans distinct dans le select. Commenter</text:span></text:p>
      <text:p text:style-name="P9"><text:span text:style-name="T89">Sans distinct : On a dix fois le même délégué qui apparait (Rey), puis dix autre fois l'autre (Huai)</text:span></text:p>
      <text:p text:style-name="P9"><text:span text:style-name="T89">Avec Distinct : On a uniquement 2 lignes, contenant 1 délégué à chaque fois (Rey puis Huai).</text:span></text:p>
      <text:p text:style-name="P9"><text:span text:style-name="T9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